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QueryCache.put( Class typ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QueryCache.PerQuery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ey.Key( Class type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QueryCache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QueryCache.get( Class type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QueryCach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